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9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800" table:style-name="ce10">
            <text:p>800</text:p>
          </table:table-cell>
          <table:table-cell table:style-name="ce1"/>
          <table:table-cell office:value-type="float" office:value="800" table:formula="of:=[.E2]" table:style-name="ce1">
            <text:p>8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270" table:style-name="ce10">
            <text:p>270</text:p>
          </table:table-cell>
          <table:table-cell table:style-name="ce1"/>
          <table:table-cell office:value-type="float" office:value="270" table:formula="of:=[.E4]" table:style-name="ce1">
            <text:p>27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table:style-name="ce10"/>
          <table:table-cell table:style-name="ce1"/>
          <table:table-cell office:value-type="float" office:value="0" table:formula="of:=[.E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office:value-type="float" office:value="900" table:style-name="ce10">
            <text:p>900</text:p>
          </table:table-cell>
          <table:table-cell office:value-type="string" table:style-name="ce1">
            <text:p>шт</text:p>
          </table:table-cell>
          <table:table-cell office:value-type="float" office:value="360" table:formula="of:=[.E6]*0.4" table:style-name="ce1">
            <text:p>3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7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style-name="ce1"/>
          <table:table-cell office:value-type="float" office:value="0" table:formula="of:=[.E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10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office:value-type="float" office:value="0" table:formula="of:=[.E1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12]" table:style-name="ce1">
            <text:p>6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14]" table:style-name="ce1">
            <text:p>2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19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21]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70" table:style-name="ce10">
            <text:p>170</text:p>
          </table:table-cell>
          <table:table-cell table:style-name="ce1"/>
          <table:table-cell office:value-type="float" office:value="170" table:formula="of:=[.E22]" table:style-name="ce1">
            <text:p>17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3]" table:style-name="ce1">
            <text:p>1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table:style-name="ce1"/>
          <table:table-cell office:value-type="float" office:value="0" table:formula="of:=[.E25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26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27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9" table:style-name="ce10">
            <text:p>9</text:p>
          </table:table-cell>
          <table:table-cell table:style-name="ce1"/>
          <table:table-cell office:value-type="float" office:value="9" table:formula="of:=[.E29]" table:style-name="ce1">
            <text:p>9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80" table:style-name="ce10">
            <text:p>180</text:p>
          </table:table-cell>
          <table:table-cell table:style-name="ce1"/>
          <table:table-cell office:value-type="float" office:value="180" table:formula="of:=[.E32]" table:style-name="ce1">
            <text:p>1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34]" table:style-name="ce1">
            <text:p>15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5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style-name="ce1"/>
          <table:table-cell office:value-type="float" office:value="0" table:formula="of:=[.E3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7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8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41]" table:style-name="ce1">
            <text:p>7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60" table:style-name="ce10">
            <text:p>160</text:p>
          </table:table-cell>
          <table:table-cell table:style-name="ce1"/>
          <table:table-cell office:value-type="float" office:value="160" table:formula="of:=[.E43]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200" table:style-name="ce10">
            <text:p>1200</text:p>
          </table:table-cell>
          <table:table-cell table:style-name="ce1"/>
          <table:table-cell office:value-type="float" office:value="1200" table:formula="of:=[.E44]" table:style-name="ce1">
            <text:p>1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5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8]" table:style-name="ce1">
            <text:p>3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3" table:formula="of:=[.E50]" table:style-name="ce1">
            <text:p>3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52]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20" table:style-name="ce16">
            <text:p>20</text:p>
          </table:table-cell>
          <table:table-cell table:style-name="ce1"/>
          <table:table-cell office:value-type="float" office:value="20" table:formula="of:=[.E54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857" table:formula="of:=SUM([.E2:.E54])" table:style-name="ce16">
            <text:p>4857</text:p>
          </table:table-cell>
          <table:table-cell table:style-name="ce1"/>
          <table:table-cell office:value-type="float" office:value="4317" table:formula="of:=SUM([.G2:.G55])" table:style-name="ce20">
            <text:p>4317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8"/>
          <table:table-cell table:style-name="ce16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orientation="portrait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8-13T08:00:59Z</dc:date>
    <meta:print-date>2024-07-02T10:41:14Z</meta:print-date>
    <meta:editing-cycles>103</meta:editing-cycles>
    <meta:editing-duration>PT121051S</meta:editing-duration>
  </office:meta>
</office:document-meta>
</file>